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_tes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04" calcext:value-type="float">
            <text:p>2104</text:p>
          </table:table-cell>
          <table:table-cell table:formula="of:=SUMIF([.$C$2:.$C$231];&quot;=&quot;&amp;[.H2];[.E2:.E231]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6" calcext:value-type="float">
            <text:p>426</text:p>
          </table:table-cell>
          <table:table-cell table:formula="of:=SUMIF([.$C$2:.$C$231];&quot;=&quot;&amp;[.H3];[.E3:.E23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table:formula="of:=SUMIF([.$C$2:.$C$231];&quot;=&quot;&amp;[.H4];[.E4:.E23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86" calcext:value-type="float">
            <text:p>586</text:p>
          </table:table-cell>
          <table:table-cell table:formula="of:=SUMIF([.$C$2:.$C$231];&quot;=&quot;&amp;[.H5];[.E5:.E234])"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IF([.$C$2:.$C$231];&quot;=&quot;&amp;[.H6];[.E6:.E235])" office:value-type="float" office:value="213.5" calcext:value-type="float">
            <text:p>213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IF([.$C$2:.$C$231];&quot;=&quot;&amp;[.H7];[.E7:.E236])"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IF([.$C$2:.$C$231];&quot;=&quot;&amp;[.H8];[.E8:.E237])" office:value-type="float" office:value="73.5" calcext:value-type="float">
            <text:p>73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IF([.$C$2:.$C$231];&quot;=&quot;&amp;[.H9];[.E9:.E238])" office:value-type="float" office:value="123.5" calcext:value-type="float">
            <text:p>123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IF([.$C$2:.$C$231];&quot;=&quot;&amp;[.H10];[.E10:.E239])"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IF([.$C$2:.$C$231];&quot;=&quot;&amp;[.H11];[.E11:.E240])"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MIF([.$C$2:.$C$231];&quot;=&quot;&amp;[.H12];[.E12:.E241])"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SUMIF([.$C$2:.$C$231];&quot;=&quot;&amp;[.H13];[.E13:.E242])" office:value-type="float" office:value="123.5" calcext:value-type="float">
            <text:p>123,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SUMIF([.$C$2:.$C$231];&quot;=&quot;&amp;[.H14];[.E14:.E243])" office:value-type="float" office:value="171.5" calcext:value-type="float">
            <text:p>171,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MIF([.$C$2:.$C$231];&quot;=&quot;&amp;[.H15];[.E15:.E244])" office:value-type="float" office:value="151.5" calcext:value-type="float">
            <text:p>151,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formula="of:=SUMIF([.$C$2:.$C$231];&quot;=&quot;&amp;[.H16];[.E16:.E245])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IF([.$C$2:.$C$231];&quot;=&quot;&amp;[.H17];[.E17:.E246])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/>
          <table:table-cell table:formula="of:=SUMIF([.$C$2:.$C$231];&quot;=&quot;&amp;[.H18];[.E18:.E247])" office:value-type="float" office:value="25.5" calcext:value-type="float">
            <text:p>25,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IF([.$C$2:.$C$231];&quot;=&quot;&amp;[.H19];[.E19:.E248])" office:value-type="float" office:value="242" calcext:value-type="float">
            <text:p>2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IF([.$C$2:.$C$231];&quot;=&quot;&amp;[.H20];[.E20:.E249])" office:value-type="float" office:value="47.5" calcext:value-type="float">
            <text:p>47,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/>
          <table:table-cell table:formula="of:=SUMIF([.$C$2:.$C$231];&quot;=&quot;&amp;[.H21];[.E21:.E250])" office:value-type="float" office:value="388.5" calcext:value-type="float">
            <text:p>388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IF([.$C$2:.$C$231];&quot;=&quot;&amp;[.H22];[.E22:.E251])" office:value-type="float" office:value="93.5" calcext:value-type="float">
            <text:p>93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IF([.$C$2:.$C$231];&quot;=&quot;&amp;[.H23];[.E23:.E252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IF([.$C$2:.$C$231];&quot;=&quot;&amp;[.H24];[.E24:.E253])" office:value-type="float" office:value="257" calcext:value-type="float">
            <text:p>2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,5</text:p>
          </table:table-cell>
          <table:table-cell/>
          <table:table-cell table:formula="of:=SUMIF([.$C$2:.$C$231];&quot;=&quot;&amp;[.H25];[.E25:.E254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,5</text:p>
          </table:table-cell>
          <table:table-cell/>
          <table:table-cell table:formula="of:=SUMIF([.$C$2:.$C$231];&quot;=&quot;&amp;[.H26];[.E26:.E255])"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IF([.$C$2:.$C$231];&quot;=&quot;&amp;[.H27];[.E27:.E256])" office:value-type="float" office:value="87.5" calcext:value-type="float">
            <text:p>87,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IF([.$C$2:.$C$231];&quot;=&quot;&amp;[.H28];[.E28:.E257])" office:value-type="float" office:value="63.5" calcext:value-type="float">
            <text:p>63,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,5</text:p>
          </table:table-cell>
          <table:table-cell/>
          <table:table-cell table:formula="of:=SUMIF([.$C$2:.$C$231];&quot;=&quot;&amp;[.H29];[.E29:.E258])"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" calcext:value-type="float">
            <text:p>17,5</text:p>
          </table:table-cell>
          <table:table-cell/>
          <table:table-cell table:formula="of:=SUMIF([.$C$2:.$C$231];&quot;=&quot;&amp;[.H30];[.E30:.E259])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IF([.$C$2:.$C$231];&quot;=&quot;&amp;[.H31];[.E31:.E260])"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IF([.$C$2:.$C$231];&quot;=&quot;&amp;[.H32];[.E32:.E261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IF([.$C$2:.$C$231];&quot;=&quot;&amp;[.H33];[.E33:.E262])"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IF([.$C$2:.$C$231];&quot;=&quot;&amp;[.H34];[.E34:.E263])"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IF([.$C$2:.$C$231];&quot;=&quot;&amp;[.H35];[.E35:.E264])" office:value-type="float" office:value="71.5" calcext:value-type="float">
            <text:p>71,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IF([.$C$2:.$C$231];&quot;=&quot;&amp;[.H36];[.E36:.E265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IF([.$C$2:.$C$231];&quot;=&quot;&amp;[.H37];[.E37:.E266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IF([.$C$2:.$C$231];&quot;=&quot;&amp;[.H38];[.E38:.E267]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IF([.$C$2:.$C$231];&quot;=&quot;&amp;[.H39];[.E39:.E268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/>
          <table:table-cell table:formula="of:=SUMIF([.$C$2:.$C$231];&quot;=&quot;&amp;[.H40];[.E40:.E269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/>
          <table:table-cell table:formula="of:=SUMIF([.$C$2:.$C$231];&quot;=&quot;&amp;[.H41];[.E41:.E270]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/>
          <table:table-cell table:formula="of:=SUMIF([.$C$2:.$C$231];&quot;=&quot;&amp;[.H42];[.E42:.E271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IF([.$C$2:.$C$231];&quot;=&quot;&amp;[.H43];[.E43:.E272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/>
          <table:table-cell table:formula="of:=SUMIF([.$C$2:.$C$231];&quot;=&quot;&amp;[.H44];[.E44:.E273])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IF([.$C$2:.$C$231];&quot;=&quot;&amp;[.H45];[.E45:.E274])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IF([.$C$2:.$C$231];&quot;=&quot;&amp;[.H46];[.E46:.E275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IF([.$C$2:.$C$231];&quot;=&quot;&amp;[.H47];[.E47:.E276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IF([.$C$2:.$C$231];&quot;=&quot;&amp;[.H48];[.E48:.E277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IF([.$C$2:.$C$231];&quot;=&quot;&amp;[.H49];[.E49:.E278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IF([.$C$2:.$C$231];&quot;=&quot;&amp;[.H50];[.E50:.E279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IF([.$C$2:.$C$231];&quot;=&quot;&amp;[.H51];[.E51:.E280]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,5</text:p>
          </table:table-cell>
          <table:table-cell/>
          <table:table-cell table:formula="of:=SUMIF([.$C$2:.$C$231];&quot;=&quot;&amp;[.H52];[.E52:.E281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IF([.$C$2:.$C$231];&quot;=&quot;&amp;[.H53];[.E53:.E282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IF([.$C$2:.$C$231];&quot;=&quot;&amp;[.H54];[.E54:.E283]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,5</text:p>
          </table:table-cell>
          <table:table-cell/>
          <table:table-cell table:formula="of:=SUMIF([.$C$2:.$C$231];&quot;=&quot;&amp;[.H55];[.E55:.E284]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IF([.$C$2:.$C$231];&quot;=&quot;&amp;[.H56];[.E56:.E285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IF([.$C$2:.$C$231];&quot;=&quot;&amp;[.H57];[.E57:.E286])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IF([.$C$2:.$C$231];&quot;=&quot;&amp;[.H58];[.E58:.E287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SUMIF([.$C$2:.$C$231];&quot;=&quot;&amp;[.H59];[.E59:.E288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4.5" calcext:value-type="float">
            <text:p>34,5</text:p>
          </table:table-cell>
          <table:table-cell/>
          <table:table-cell table:formula="of:=SUMIF([.$C$2:.$C$231];&quot;=&quot;&amp;[.H60];[.E60:.E289])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.5" calcext:value-type="float">
            <text:p>34,5</text:p>
          </table:table-cell>
          <table:table-cell/>
          <table:table-cell table:formula="of:=SUMIF([.$C$2:.$C$231];&quot;=&quot;&amp;[.H61];[.E61:.E290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IF([.$C$2:.$C$231];&quot;=&quot;&amp;[.H62];[.E62:.E291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IF([.$C$2:.$C$231];&quot;=&quot;&amp;[.H63];[.E63:.E292]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" calcext:value-type="float">
            <text:p>26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8.5" calcext:value-type="float">
            <text:p>88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8.5" calcext:value-type="float">
            <text:p>88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" calcext:value-type="float">
            <text:p>9,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5T15:30:23.693000000</dc:date>
    <meta:editing-duration>PT5H22M52S</meta:editing-duration>
    <meta:editing-cycles>1</meta:editing-cycles>
    <meta:document-statistic meta:table-count="1" meta:cell-count="1282" meta:object-count="0"/>
    <meta:generator>LibreOffice/7.4.2.3$Windows_X86_64 LibreOffice_project/382eef1f22670f7f4118c8c2dd222ec7ad009daf</meta:generator>
  </office:meta>
</office:document-meta>
</file>